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5.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2">
      <style:table-cell-properties fo:background-color="#00a933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<text:s/>Size [bp]</text:p>
          </table:table-cell>
          <table:table-cell office:value-type="string" calcext:value-type="string">
            <text:p><text:s/>Conc. [pg/μl]</text:p>
          </table:table-cell>
          <table:table-cell office:value-type="string" calcext:value-type="string">
            <text:p><text:s/>Molarity [pmol/l]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5411.3" calcext:value-type="float">
            <text:p>5411.3</text:p>
          </table:table-cell>
          <table:table-cell office:value-type="string" calcext:value-type="string">
            <text:p>Lower Marker</text:p>
          </table:table-cell>
          <table:table-cell/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 office:value-type="string" calcext:value-type="string">
            <text:p>EUKfrac_overall_NovaSeqUCDav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2286.27" calcext:value-type="float">
            <text:p>2286.27</text:p>
          </table:table-cell>
          <table:table-cell office:value-type="float" office:value="6162.1" calcext:value-type="float">
            <text:p>6162.1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olarity</text:p>
          </table:table-cell>
          <table:table-cell table:formula="of:=[.D3]" office:value-type="float" office:value="6162.1" calcext:value-type="float">
            <text:p>6162.1</text:p>
          </table:table-cell>
          <table:table-cell table:formula="of:=SUM([.D4:.D14])" office:value-type="float" office:value="2182.8" calcext:value-type="float">
            <text:p>2182.8</text:p>
          </table:table-cell>
          <table:table-cell table:formula="of:=[.H3]/SUM([.G3:.H3])" office:value-type="float" office:value="0.261572936763772" calcext:value-type="float">
            <text:p>0.261572936763772</text:p>
          </table:table-cell>
          <table:table-cell office:value-type="float" office:value="0.06819263" calcext:value-type="float">
            <text:p>0.06819263</text:p>
          </table:table-cell>
          <table:table-cell table:style-name="ce3" office:value-type="float" office:value="0.05998648" calcext:value-type="float">
            <text:p>0.05998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float" office:value="134.02" calcext:value-type="float">
            <text:p>134.0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conc</text:p>
          </table:table-cell>
          <table:table-cell table:formula="of:=[.C3]" office:value-type="float" office:value="2286.27" calcext:value-type="float">
            <text:p>2286.27</text:p>
          </table:table-cell>
          <table:table-cell table:formula="of:=SUM([.C4:.C14])" office:value-type="float" office:value="1161.22" calcext:value-type="float">
            <text:p>1161.22</text:p>
          </table:table-cell>
          <table:table-cell table:formula="of:=[.H4]/SUM([.G4:.H4])" office:value-type="float" office:value="0.336830563685464" calcext:value-type="float">
            <text:p>0.3368305636854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9" calcext:value-type="float">
            <text:p>719</text:p>
          </table:table-cell>
          <table:table-cell office:value-type="float" office:value="703.17" calcext:value-type="float">
            <text:p>703.17</text:p>
          </table:table-cell>
          <table:table-cell office:value-type="float" office:value="1482.6" calcext:value-type="float">
            <text:p>1482.6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134.29" calcext:value-type="float">
            <text:p>134.29</text:p>
          </table:table-cell>
          <table:table-cell office:value-type="float" office:value="210.8" calcext:value-type="float">
            <text:p>210.8</text:p>
          </table:table-cell>
          <table:table-cell office:value-type="string" calcext:value-type="string">
            <text:p>18S</text:p>
          </table:table-cell>
          <table:table-cell/>
          <table:table-cell office:value-type="string" calcext:value-type="string">
            <text:p>Correction_Tufts_HiSeq</text:p>
          </table:table-cell>
          <table:table-cell/>
          <table:table-cell table:style-name="ce1" office:value-type="string" calcext:value-type="string">
            <text:p>CORRECTION_NovaSeq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6" calcext:value-type="float">
            <text:p>1266</text:p>
          </table:table-cell>
          <table:table-cell office:value-type="float" office:value="39.87" calcext:value-type="float">
            <text:p>39.87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8S</text:p>
          </table:table-cell>
          <table:table-cell/>
          <table:table-cell table:style-name="ce4" table:formula="of:=[.I3]/[.J3]" office:value-type="float" office:value="3.83579481776508" calcext:value-type="float">
            <text:p>3.84</text:p>
          </table:table-cell>
          <table:table-cell/>
          <table:table-cell table:style-name="ce6" table:formula="of:=[.I3]/[.K3]" office:value-type="float" office:value="4.36053151916518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3" calcext:value-type="float">
            <text:p>1403</text:p>
          </table:table-cell>
          <table:table-cell office:value-type="float" office:value="63.26" calcext:value-type="float">
            <text:p>63.26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6" calcext:value-type="float">
            <text:p>1696</text:p>
          </table:table-cell>
          <table:table-cell office:value-type="float" office:value="21.53" calcext:value-type="float">
            <text:p>21.53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1.55" calcext:value-type="float">
            <text:p>11.5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7" calcext:value-type="float">
            <text:p>1957</text:p>
          </table:table-cell>
          <table:table-cell office:value-type="float" office:value="23.92" calcext:value-type="float">
            <text:p>23.9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3" calcext:value-type="float">
            <text:p>2483</text:p>
          </table:table-cell>
          <table:table-cell office:value-type="float" office:value="11.27" calcext:value-type="float">
            <text:p>11.27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3" calcext:value-type="float">
            <text:p>3003</text:p>
          </table:table-cell>
          <table:table-cell office:value-type="float" office:value="12.96" calcext:value-type="float">
            <text:p>12.9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2" calcext:value-type="float">
            <text:p>4282</text:p>
          </table:table-cell>
          <table:table-cell office:value-type="float" office:value="5.38" calcext:value-type="float">
            <text:p>5.3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94" calcext:value-type="float">
            <text:p>5494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05" calcext:value-type="float">
            <text:p>6705</text:p>
          </table:table-cell>
          <table:table-cell office:value-type="float" office:value="3.88" calcext:value-type="float">
            <text:p>3.8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29" calcext:value-type="float">
            <text:p>7529</text:p>
          </table:table-cell>
          <table:table-cell office:value-type="float" office:value="2.59" calcext:value-type="float">
            <text:p>2.5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0" calcext:value-type="float">
            <text:p>10380</text:p>
          </table:table-cell>
          <table:table-cell office:value-type="float" office:value="75" calcext:value-type="float">
            <text:p>75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Upper Marke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67" calcext:value-type="float">
            <text:p>1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00-00-00</text:date>, <text:time style:data-style-name="N2" text:time-value="09:30:35.742451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10-05T09:32:48.733162039</dc:date>
    <meta:editing-duration>PT38M32S</meta:editing-duration>
    <meta:editing-cycles>12</meta:editing-cycles>
    <dc:creator>Jesse McNichol</dc:creator>
    <meta:document-statistic meta:table-count="1" meta:cell-count="114" meta:object-count="0"/>
  </office:meta>
</office:document-meta>
</file>